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3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6-02" calcext:value-type="date">
            <text:p>02/06/2025</text:p>
          </table:table-cell>
          <table:table-cell table:style-name="ce60" table:formula="of:=[.C10]-[.F10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7-02" calcext:value-type="date">
            <text:p>02/07/2025</text:p>
          </table:table-cell>
          <table:table-cell table:style-name="ce60" table:formula="of:=[.C11]-[.F11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12]-[.F12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2])" office:value-type="float" office:value="260" calcext:value-type="float">
            <text:p>260,00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6.784334918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6.7869830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8-01T14:40:57.187712377</dc:date>
    <meta:print-date>2016-08-26T13:19:57</meta:print-date>
    <dc:language>pt-PT</dc:language>
    <meta:editing-cycles>586</meta:editing-cycles>
    <meta:editing-duration>PT15H21M8S</meta:editing-duration>
    <meta:printed-by>Carlos Augusto Marcicano</meta:printed-by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